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ejaVu Sans" svg:font-family="'DejaVu Sans'"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100%" fo:text-align="justify" style:justify-single-word="false" style:writing-mode="lr-tb"/>
      <style:text-properties fo:font-weight="normal"/>
    </style:style>
    <style:style style:name="P2" style:family="paragraph" style:parent-style-name="Text_20_body">
      <style:paragraph-properties fo:line-height="100%"/>
      <style:text-properties fo:font-weight="normal"/>
    </style:style>
    <style:style style:name="P3" style:family="paragraph" style:parent-style-name="Text_20_body">
      <style:paragraph-properties fo:line-height="100%"/>
      <style:text-properties style:text-underline-style="solid" style:text-underline-width="auto" style:text-underline-color="font-color" officeooo:rsid="0014630e" officeooo:paragraph-rsid="0014630e"/>
    </style:style>
    <style:style style:name="P4" style:family="paragraph" style:parent-style-name="Text_20_body">
      <style:paragraph-properties fo:line-height="100%"/>
      <style:text-properties fo:font-size="10pt" fo:font-weight="normal" officeooo:paragraph-rsid="0011f6a9" style:font-size-asian="10pt" style:font-size-complex="10pt"/>
    </style:style>
    <style:style style:name="P5" style:family="paragraph" style:parent-style-name="Standard">
      <style:paragraph-properties fo:line-height="100%"/>
      <style:text-properties fo:font-size="10pt" fo:font-weight="normal" officeooo:paragraph-rsid="0012fd9b" style:font-size-asian="10pt" style:font-size-complex="10pt"/>
    </style:style>
    <style:style style:name="P6" style:family="paragraph" style:parent-style-name="Text_20_body">
      <style:paragraph-properties fo:line-height="100%" fo:text-align="center" style:justify-single-word="false"/>
      <style:text-properties fo:font-size="10pt" officeooo:paragraph-rsid="0011f6a9" style:font-size-asian="10pt" style:font-size-complex="10pt"/>
    </style:style>
    <style:style style:name="P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style:style>
    <style:style style:name="P8" style:family="paragraph" style:parent-style-name="Standard">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bold" style:text-blinking="false" fo:background-color="#ffffff"/>
    </style:style>
    <style:style style:name="P9"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text-line-through-style="none" style:text-line-through-type="none" style:font-name="Arial" fo:font-size="10.5pt" fo:font-style="normal" style:text-underline-style="solid" style:text-underline-width="auto" style:text-underline-color="font-color" fo:font-weight="bold" style:text-blinking="false" fo:background-color="#ffffff"/>
    </style:style>
    <style:style style:name="P10" style:family="paragraph" style:parent-style-name="Standard">
      <style:paragraph-properties fo:line-height="100%" fo:text-align="center" style:justify-single-word="false"/>
      <style:text-properties fo:font-variant="normal" fo:text-transform="none" fo:color="#202122" loext:opacity="100%" style:text-line-through-style="none" style:text-line-through-type="none" style:font-name="Arial" fo:font-size="10.5pt" fo:font-style="normal" style:text-underline-style="solid" style:text-underline-width="auto" style:text-underline-color="font-color" fo:font-weight="bold" officeooo:rsid="0011f6a9" officeooo:paragraph-rsid="0011f6a9" style:text-blinking="false" fo:background-color="#ffffff"/>
    </style:style>
    <style:style style:name="P11"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solid" style:text-underline-width="auto" style:text-underline-color="font-color" fo:font-weight="bold" officeooo:rsid="00161c25" officeooo:paragraph-rsid="00161c25" style:text-blinking="false" fo:background-color="#ffffff" style:font-size-asian="10pt" style:font-size-complex="10pt"/>
    </style:style>
    <style:style style:name="P12"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none" fo:font-weight="normal" officeooo:paragraph-rsid="0012fd9b" style:text-blinking="false" fo:background-color="#ffffff" style:font-size-asian="10pt" style:font-size-complex="10pt"/>
    </style:style>
    <style:style style:name="P13" style:family="paragraph" style:parent-style-name="Standard">
      <style:paragraph-properties fo:line-height="100%"/>
      <style:text-properties fo:font-variant="normal" fo:text-transform="none" fo:color="#202122" loext:opacity="100%" style:text-line-through-style="none" style:text-line-through-type="none" style:font-name="Arial" fo:font-size="10pt" fo:font-style="normal" style:text-underline-style="none" fo:font-weight="normal" officeooo:paragraph-rsid="0011f6a9" style:text-blinking="false" fo:background-color="#ffffff" style:font-size-asian="10pt" style:font-size-complex="10pt"/>
    </style:style>
    <style:style style:name="P1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202122" loext:opacity="100%" style:font-name="Arial" fo:font-size="10.5pt" fo:font-style="normal" style:text-underline-style="solid" style:text-underline-width="auto" style:text-underline-color="font-color" fo:font-weight="bold" fo:background-color="#ffffff"/>
    </style:style>
    <style:style style:name="P15"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bold" officeooo:rsid="00161c25" officeooo:paragraph-rsid="00161c25" style:text-blinking="false" fo:background-color="#ffffff" style:font-size-asian="10pt" style:font-size-complex="10pt"/>
    </style:style>
    <style:style style:name="P16" style:family="paragraph" style:parent-style-name="Text_20_body">
      <style:paragraph-properties fo:line-height="100%"/>
      <style:text-properties fo:font-variant="normal" fo:text-transform="none" fo:color="#800080" loext:opacity="100%" style:text-line-through-style="none" style:text-line-through-type="none" style:font-name="Arial" fo:font-size="10.5pt" fo:font-style="normal" style:text-underline-style="none" fo:font-weight="normal" officeooo:paragraph-rsid="0012fd9b" style:text-blinking="false" fo:background-color="#ffffff" style:font-size-asian="10pt" style:font-weight-asian="normal" style:font-size-complex="10pt" style:font-weight-complex="normal"/>
    </style:style>
    <style:style style:name="P17"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DejaVu Sans" fo:font-size="10pt" fo:letter-spacing="normal" fo:font-style="normal" fo:font-weight="normal" style:font-size-asian="10pt" style:font-weight-asian="normal" style:font-size-complex="10pt" style:font-weight-complex="normal"/>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paragraph-rsid="001cd4fd"/>
    </style:style>
    <style:style style:name="P20" style:family="paragraph" style:parent-style-name="Text_20_body">
      <style:paragraph-properties fo:line-height="100%"/>
      <style:text-properties officeooo:rsid="0014630e" officeooo:paragraph-rsid="0014630e"/>
    </style:style>
    <style:style style:name="P21" style:family="paragraph" style:parent-style-name="Text_20_body">
      <style:paragraph-properties fo:line-height="100%" fo:text-align="center" style:justify-single-word="false"/>
      <style:text-properties style:text-underline-style="none" fo:font-weight="bold" officeooo:rsid="001911f1" officeooo:paragraph-rsid="001911f1" style:font-weight-asian="bold" style:font-weight-complex="bold"/>
    </style:style>
    <style:style style:name="P22" style:family="paragraph" style:parent-style-name="Heading_20_4">
      <style:paragraph-properties fo:line-height="100%"/>
      <style:text-properties style:font-name="DejaVu Sans" fo:font-size="10pt" officeooo:rsid="0014630e" officeooo:paragraph-rsid="0014630e" style:font-size-asian="10pt" style:font-size-complex="10pt"/>
    </style:style>
    <style:style style:name="P23" style:family="paragraph" style:parent-style-name="Heading_20_4">
      <style:paragraph-properties fo:padding="0.049cm" fo:border="0.06pt solid #d9d9e3"/>
      <style:text-properties style:font-name="DejaVu Sans" fo:font-size="10pt" style:font-size-asian="10pt" style:font-size-complex="10pt"/>
    </style:style>
    <style:style style:name="P24" style:family="paragraph" style:parent-style-name="Text_20_body">
      <style:paragraph-properties fo:padding="0.049cm" fo:border="0.06pt solid #d9d9e3"/>
      <style:text-properties style:font-name="DejaVu Sans" fo:font-size="10pt" style:font-size-asian="10pt" style:font-size-complex="10pt"/>
    </style:style>
    <style:style style:name="P25" style:family="paragraph" style:parent-style-name="Text_20_body">
      <style:paragraph-properties fo:padding="0.049cm" fo:border="0.06pt solid #d9d9e3"/>
      <style:text-properties style:font-name="DejaVu Sans" fo:font-size="10pt" officeooo:paragraph-rsid="001b0b06" style:font-size-asian="10pt" style:font-size-complex="10pt"/>
    </style:style>
    <style:style style:name="P26" style:family="paragraph" style:parent-style-name="Text_20_body">
      <style:paragraph-properties fo:margin-left="0cm" fo:margin-right="0cm" fo:margin-top="0.635cm" fo:margin-bottom="0.635cm" style:contextual-spacing="false" fo:orphans="2" fo:widows="2" fo:text-indent="0cm" style:auto-text-indent="false"/>
      <style:text-properties officeooo:paragraph-rsid="001cd4fd"/>
    </style:style>
    <style:style style:name="P27" style:family="paragraph" style:parent-style-name="Text_20_body">
      <style:paragraph-properties fo:margin-left="0cm" fo:margin-right="0cm" fo:margin-top="0.635cm" fo:margin-bottom="0.635cm" style:contextual-spacing="false" fo:orphans="2" fo:widows="2" fo:text-indent="0cm" style:auto-text-indent="false"/>
      <style:text-properties officeooo:rsid="001cd4fd" officeooo:paragraph-rsid="001cd4fd"/>
    </style:style>
    <style:style style:name="P28" style:family="paragraph" style:parent-style-name="Text_20_body">
      <style:paragraph-properties fo:line-height="100%"/>
      <style:text-properties fo:color="#55308d" loext:opacity="100%" fo:font-weight="bold" officeooo:paragraph-rsid="001cd4fd" style:font-weight-asian="bold" style:font-weight-complex="bold"/>
    </style:style>
    <style:style style:name="P29" style:family="paragraph" style:parent-style-name="Text_20_body">
      <style:paragraph-properties fo:line-height="100%"/>
      <style:text-properties fo:color="#55308d" loext:opacity="100%" fo:font-weight="bold" officeooo:rsid="0014630e" officeooo:paragraph-rsid="0014630e" style:font-weight-asian="bold" style:font-weight-complex="bold"/>
    </style:style>
    <style:style style:name="P30"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style:style>
    <style:style style:name="P31" style:family="paragraph" style:parent-style-name="Text_20_body" style:list-style-name="L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800080" loext:opacity="100%" style:text-line-through-style="none" style:text-line-through-type="none" style:font-name="Arial" fo:font-size="10.5pt" fo:font-style="normal" style:text-underline-style="none" fo:font-weight="normal" style:text-blinking="false" fo:background-color="#ffffff"/>
    </style:style>
    <style:style style:name="P32"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rsid="0017ac12" officeooo:paragraph-rsid="0017ac12" style:text-blinking="false" fo:background-color="#ffffff"/>
    </style:style>
    <style:style style:name="P33"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rsid="001911f1" officeooo:paragraph-rsid="0017ac12" style:text-blinking="false" fo:background-color="#ffffff"/>
    </style:style>
    <style:style style:name="P34" style:family="paragraph" style:parent-style-name="Text_20_body" style:list-style-name="L2">
      <style:paragraph-properties fo:line-height="100%"/>
      <style:text-properties fo:font-variant="normal" fo:text-transform="none" fo:color="#202122" loext:opacity="100%" style:text-line-through-style="none" style:text-line-through-type="none" style:font-name="Arial" fo:font-size="10.5pt" fo:font-style="normal" style:text-underline-style="none" fo:font-weight="normal" officeooo:paragraph-rsid="0017ac12" style:text-blinking="false" fo:background-color="#ffffff"/>
    </style:style>
    <style:style style:name="P35"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DejaVu Sans" fo:font-size="10pt" fo:letter-spacing="normal" fo:font-style="normal" fo:font-weight="normal" officeooo:rsid="001cd4fd" officeooo:paragraph-rsid="001cd4fd" style:font-size-asian="10pt" style:font-weight-asian="normal" style:font-size-complex="10pt" style:font-weight-complex="normal"/>
    </style:style>
    <style:style style:name="P3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DejaVu Sans"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Text_20_body" style:list-style-name="L2">
      <style:paragraph-properties fo:line-height="100%"/>
      <style:text-properties officeooo:rsid="0014630e" officeooo:paragraph-rsid="0014630e"/>
    </style:style>
    <style:style style:name="P38" style:family="paragraph" style:parent-style-name="Text_20_body">
      <style:paragraph-properties fo:line-height="100%"/>
      <style:text-properties officeooo:rsid="0014630e" officeooo:paragraph-rsid="0014630e"/>
    </style:style>
    <style:style style:name="P39" style:family="paragraph" style:parent-style-name="Text_20_body" style:list-style-name="L2">
      <style:paragraph-properties fo:line-height="100%"/>
      <style:text-properties officeooo:rsid="001911f1" officeooo:paragraph-rsid="001911f1"/>
    </style:style>
    <style:style style:name="P40" style:family="paragraph" style:parent-style-name="Text_20_body" style:list-style-name="L2">
      <style:paragraph-properties fo:line-height="100%"/>
      <style:text-properties officeooo:rsid="0017ac12" officeooo:paragraph-rsid="0017ac12"/>
    </style:style>
    <style:style style:name="P41" style:family="paragraph" style:parent-style-name="Text_20_body" style:list-style-name="L2">
      <style:paragraph-properties fo:line-height="100%"/>
      <style:text-properties officeooo:paragraph-rsid="0017ac12"/>
    </style:style>
    <style:style style:name="P42" style:family="paragraph" style:parent-style-name="Text_20_body" style:list-style-name="L3">
      <style:paragraph-properties fo:margin-left="0cm" fo:margin-right="0cm" fo:margin-top="0cm" fo:margin-bottom="0.265cm" style:contextual-spacing="false" fo:orphans="2" fo:widows="2" fo:text-indent="0cm" style:auto-text-indent="false" fo:padding="0cm" fo:border="none"/>
      <style:text-properties officeooo:paragraph-rsid="001cd4fd"/>
    </style:style>
    <style:style style:name="P43" style:family="paragraph" style:parent-style-name="Text_20_body" style:list-style-name="L3">
      <style:paragraph-properties fo:margin-top="0cm" fo:margin-bottom="0.265cm" style:contextual-spacing="false" fo:orphans="2" fo:widows="2" fo:padding="0cm" fo:border="none"/>
    </style:style>
    <style:style style:name="P44" style:family="paragraph" style:parent-style-name="Text_20_body" style:list-style-name="L4">
      <style:paragraph-properties fo:margin-left="0cm" fo:margin-right="0cm" fo:margin-top="0cm" fo:margin-bottom="0.265cm" style:contextual-spacing="false" fo:orphans="2" fo:widows="2" fo:text-indent="0cm" style:auto-text-indent="false" fo:padding="0cm" fo:border="none"/>
    </style:style>
    <style:style style:name="P45" style:family="paragraph" style:parent-style-name="Text_20_body" style:list-style-name="L4">
      <style:paragraph-properties fo:margin-top="0cm" fo:margin-bottom="0.265cm" style:contextual-spacing="false" fo:orphans="2" fo:widows="2" fo:padding="0cm" fo:border="none"/>
    </style:style>
    <style:style style:name="P46" style:family="paragraph" style:parent-style-name="Text_20_body" style:list-style-name="L5">
      <style:paragraph-properties fo:margin-left="0cm" fo:margin-right="0cm" fo:margin-top="0cm" fo:margin-bottom="0.635cm" style:contextual-spacing="false" fo:orphans="2" fo:widows="2" fo:text-indent="0cm" style:auto-text-indent="false" fo:padding="0cm" fo:border="none"/>
      <style:text-properties officeooo:paragraph-rsid="001e414d"/>
    </style:style>
    <style:style style:name="P47" style:family="paragraph" style:parent-style-name="Text_20_body">
      <style:paragraph-properties fo:padding="0.049cm" fo:border="0.06pt solid #d9d9e3"/>
      <style:text-properties officeooo:paragraph-rsid="001b0b06"/>
    </style:style>
    <style:style style:name="P48" style:family="paragraph" style:parent-style-name="Text_20_body">
      <style:paragraph-properties fo:padding="0.049cm" fo:border="0.06pt solid #d9d9e3"/>
      <style:text-properties style:font-name="DejaVu Sans" fo:font-size="10pt" officeooo:paragraph-rsid="001b0b06" style:font-size-asian="10pt" style:font-size-complex="10pt"/>
    </style:style>
    <style:style style:name="P49" style:family="paragraph" style:parent-style-name="Text_20_body">
      <style:paragraph-properties fo:padding="0.049cm" fo:border="0.06pt solid #d9d9e3"/>
      <style:text-properties style:font-name="DejaVu Sans" fo:font-size="10pt" officeooo:paragraph-rsid="0021367b" style:font-size-asian="10pt" style:font-size-complex="10pt"/>
    </style:style>
    <style:style style:name="P50" style:family="paragraph" style:parent-style-name="Text_20_body">
      <style:paragraph-properties fo:line-height="100%"/>
      <style:text-properties fo:color="#55308d" loext:opacity="100%" fo:font-weight="bold" officeooo:rsid="0014630e" officeooo:paragraph-rsid="0014630e" style:font-weight-asian="bold" style:font-weight-complex="bold"/>
    </style:style>
    <style:style style:name="P51" style:family="paragraph" style:parent-style-name="Text_20_body">
      <style:paragraph-properties fo:padding="0.049cm" fo:border="0.06pt solid #d9d9e3"/>
      <style:text-properties fo:color="#000000" loext:opacity="100%" style:font-name="DejaVu Sans" fo:font-size="10pt" fo:font-weight="normal" officeooo:paragraph-rsid="0021367b" style:font-size-asian="10pt" style:font-weight-asian="normal" style:font-size-complex="10pt" style:font-weight-complex="normal"/>
    </style:style>
    <style:style style:name="P52" style:family="paragraph" style:parent-style-name="Text_20_body">
      <style:paragraph-properties fo:line-height="100%" fo:padding="0.049cm" fo:border="0.06pt solid #d9d9e3"/>
      <style:text-properties fo:color="#000000" loext:opacity="100%" style:font-name="DejaVu Sans" fo:font-size="10pt" fo:font-weight="normal" officeooo:rsid="0014630e" officeooo:paragraph-rsid="0021367b" style:font-size-asian="10pt" style:font-weight-asian="normal" style:font-size-complex="10pt" style:font-weight-complex="normal"/>
    </style:style>
    <style:style style:name="P53" style:family="paragraph" style:parent-style-name="Text_20_body">
      <style:paragraph-properties fo:padding="0.049cm" fo:border="0.06pt solid #d9d9e3"/>
      <style:text-properties officeooo:paragraph-rsid="0021367b"/>
    </style:style>
    <style:style style:name="T1" style:family="text">
      <style:text-properties fo:font-variant="normal" fo:text-transform="none" fo:color="#202122" loext:opacity="100%" style:text-line-through-style="none" style:text-line-through-type="none" style:font-name="Arial" fo:font-size="10.5pt" fo:font-style="normal" style:text-underline-style="none" style:text-blinking="false" fo:background-color="#ffffff" loext:char-shading-value="0"/>
    </style:style>
    <style:style style:name="T2" style:family="text">
      <style:text-properties fo:font-variant="normal" fo:text-transform="none" fo:color="#202122" loext:opacity="100%" style:text-line-through-style="none" style:text-line-through-type="none" style:font-name="Arial" fo:font-size="10.5pt" fo:font-style="normal" style:text-underline-style="none" fo:font-weight="bold" style:text-blinking="false" fo:background-color="#ffffff" loext:char-shading-value="0"/>
    </style:style>
    <style:style style:name="T3" style:family="text">
      <style:text-properties fo:font-variant="normal" fo:text-transform="none" fo:color="#202122" loext:opacity="100%" style:text-line-through-style="none" style:text-line-through-type="none" style:font-name="Arial" fo:font-size="10.5pt" fo:font-style="normal" style:text-underline-style="none" fo:font-weight="normal" style:text-blinking="false" fo:background-color="#ffffff" loext:char-shading-value="0"/>
    </style:style>
    <style:style style:name="T4"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7ac12" style:text-blinking="false" fo:background-color="#ffffff" loext:char-shading-value="0"/>
    </style:style>
    <style:style style:name="T5" style:family="text">
      <style:text-properties fo:font-variant="normal" fo:text-transform="none" fo:color="#202122" loext:opacity="100%" style:text-line-through-style="none" style:text-line-through-type="none" style:font-name="Arial" fo:font-size="10.5pt" fo:font-style="normal" style:text-underline-style="none" fo:font-weight="normal" officeooo:rsid="001911f1" style:text-blinking="false" fo:background-color="#ffffff" loext:char-shading-value="0"/>
    </style:style>
    <style:style style:name="T6"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style:text-blinking="false" fo:background-color="#ffffff" loext:char-shading-value="0"/>
    </style:style>
    <style:style style:name="T7"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font-weight-asian="normal" style:font-weight-complex="normal"/>
    </style:style>
    <style:style style:name="T8" style:family="text">
      <style:text-properties fo:font-variant="normal" fo:text-transform="none" fo:color="#202122" loext:opacity="100%" style:text-line-through-style="none" style:text-line-through-type="none" style:font-name="Arial" fo:font-style="normal" style:text-underline-style="solid" style:text-underline-width="auto" style:text-underline-color="font-color" fo:font-weight="bold" officeooo:rsid="0011f6a9" style:text-blinking="false" fo:background-color="#ffffff" loext:char-shading-value="0"/>
    </style:style>
    <style:style style:name="T9" style:family="text">
      <style:text-properties fo:font-variant="normal" fo:text-transform="none" fo:color="#202122" loext:opacity="100%" style:text-line-through-style="none" style:text-line-through-type="none" style:font-name="Arial" fo:font-style="normal" style:text-underline-style="none" fo:font-weight="bold" officeooo:rsid="0011f6a9" style:text-blinking="false" fo:background-color="#ffffff" loext:char-shading-value="0" style:font-weight-asian="normal" style:font-weight-complex="normal"/>
    </style:style>
    <style:style style:name="T10" style:family="text">
      <style:text-properties fo:font-variant="normal" fo:text-transform="none" fo:color="#202122" loext:opacity="100%" style:text-line-through-style="none" style:text-line-through-type="none" style:font-name="Arial" fo:font-size="10pt" fo:font-style="normal" style:text-underline-style="solid" style:text-underline-width="auto" style:text-underline-color="font-color" fo:font-weight="bold" style:text-blinking="false" fo:background-color="#ffffff" loext:char-shading-value="0" style:font-size-asian="10pt" style:font-weight-asian="bold" style:font-size-complex="10pt" style:font-weight-complex="bold"/>
    </style:style>
    <style:style style:name="T11" style:family="text">
      <style:text-properties fo:font-variant="normal" fo:text-transform="none" fo:color="#202122" loext:opacity="100%" style:text-line-through-style="none" style:text-line-through-type="none" style:text-underline-style="none" style:text-blinking="false" fo:background-color="#ffffff" loext:char-shading-value="0"/>
    </style:style>
    <style:style style:name="T12" style:family="text">
      <style:text-properties fo:font-variant="normal" fo:text-transform="none" fo:color="#e3e3e3" loext:opacity="100%" style:font-name="Google Sans" fo:font-size="12pt" fo:letter-spacing="normal" fo:font-style="normal" fo:font-weight="bold" style:font-size-asian="10pt" style:font-size-complex="10pt"/>
    </style:style>
    <style:style style:name="T13" style:family="text">
      <style:text-properties fo:font-variant="normal" fo:text-transform="none" fo:color="#e3e3e3" loext:opacity="100%" style:font-name="Google Sans" fo:font-size="12pt" fo:letter-spacing="normal" fo:font-style="normal" fo:font-weight="bold" officeooo:rsid="0021367b" style:font-size-asian="10pt" style:font-size-complex="10pt"/>
    </style:style>
    <style:style style:name="T14" style:family="text">
      <style:text-properties fo:font-variant="normal" fo:text-transform="none" fo:color="#e3e3e3" loext:opacity="100%" style:font-name="Google Sans" fo:font-size="12pt" fo:letter-spacing="normal" fo:font-style="normal" fo:font-weight="normal" officeooo:rsid="0014630e"/>
    </style:style>
    <style:style style:name="T15" style:family="text">
      <style:text-properties fo:font-variant="normal" fo:text-transform="none" fo:color="#000000" loext:opacity="100%" style:font-name="DejaVu Sans" fo:font-size="10pt" fo:letter-spacing="normal" fo:font-style="normal" fo:font-weight="bold" style:font-size-asian="10pt" style:font-size-complex="10pt"/>
    </style:style>
    <style:style style:name="T16" style:family="text">
      <style:text-properties fo:font-variant="normal" fo:text-transform="none" fo:color="#000000" loext:opacity="100%" style:font-name="DejaVu Sans"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fo:color="#000000" loext:opacity="100%" style:font-name="DejaVu Sans" fo:font-size="10pt" fo:letter-spacing="normal" fo:font-style="normal" fo:font-weight="bold" officeooo:rsid="001cd4fd" style:font-size-asian="10pt" style:font-weight-asian="bold" style:font-size-complex="10pt" style:font-weight-complex="bold"/>
    </style:style>
    <style:style style:name="T18" style:family="text">
      <style:text-properties fo:font-variant="normal" fo:text-transform="none" fo:color="#000000" loext:opacity="100%" style:font-name="DejaVu Sans" fo:font-size="10pt" fo:letter-spacing="normal" fo:font-style="normal" fo:font-weight="bold" officeooo:rsid="001e414d" style:font-size-asian="10pt" style:font-weight-asian="bold" style:font-size-complex="10pt" style:font-weight-complex="bold"/>
    </style:style>
    <style:style style:name="T19" style:family="text">
      <style:text-properties fo:font-variant="normal" fo:text-transform="none" fo:color="#000000" loext:opacity="100%" style:font-name="DejaVu Sans" fo:font-size="10pt" fo:letter-spacing="normal" fo:font-style="normal" fo:font-weight="normal" style:font-size-asian="10pt" style:font-size-complex="10pt"/>
    </style:style>
    <style:style style:name="T20" style:family="text">
      <style:text-properties fo:font-variant="normal" fo:text-transform="none" fo:color="#000000" loext:opacity="100%" style:font-name="DejaVu Sans" fo:font-size="10pt" fo:letter-spacing="normal" fo:font-style="normal" fo:font-weight="normal" style:font-size-asian="10pt" style:font-weight-asian="normal" style:font-size-complex="10pt" style:font-weight-complex="normal"/>
    </style:style>
    <style:style style:name="T21" style:family="text">
      <style:text-properties fo:font-variant="normal" fo:text-transform="none" fo:color="#000000" loext:opacity="100%" style:font-name="DejaVu Sans" fo:font-size="10pt" fo:letter-spacing="normal" fo:font-style="normal" fo:font-weight="normal" officeooo:rsid="001cd4fd" style:font-size-asian="10pt" style:font-weight-asian="normal" style:font-size-complex="10pt" style:font-weight-complex="normal"/>
    </style:style>
    <style:style style:name="T22" style:family="text">
      <style:text-properties fo:font-variant="normal" fo:text-transform="none" fo:color="#000000" loext:opacity="100%" style:font-name="DejaVu Sans" fo:font-size="10pt" fo:letter-spacing="normal" fo:font-style="normal" fo:font-weight="normal" officeooo:rsid="0014630e" style:font-size-asian="10pt" style:font-weight-asian="normal" style:font-size-complex="10pt" style:font-weight-complex="normal"/>
    </style:style>
    <style:style style:name="T23" style:family="text">
      <style:text-properties fo:font-variant="normal" fo:text-transform="none" fo:color="#000000" loext:opacity="100%" style:font-name="DejaVu Sans" fo:font-size="10pt" fo:letter-spacing="normal" fo:font-style="normal" style:font-size-asian="10pt" style:font-size-complex="10pt"/>
    </style:style>
    <style:style style:name="T24" style:family="text">
      <style:text-properties fo:font-variant="normal" fo:text-transform="none" fo:color="#000000" loext:opacity="100%" style:font-name="Google Sans" fo:font-size="12pt" fo:letter-spacing="normal" fo:font-style="normal" fo:font-weight="bold" style:font-size-asian="10pt" style:font-size-complex="10pt"/>
    </style:style>
    <style:style style:name="T25" style:family="text">
      <style:text-properties fo:font-variant="normal" fo:text-transform="none" fo:color="#000000" loext:opacity="100%" style:font-name="Google Sans" fo:font-size="12pt" fo:letter-spacing="normal" fo:font-style="normal" fo:font-weight="bold" officeooo:rsid="0021367b" style:font-size-asian="10pt" style:font-size-complex="10pt"/>
    </style:style>
    <style:style style:name="T26" style:family="text">
      <style:text-properties fo:font-variant="normal" fo:text-transform="none" fo:color="#000000" loext:opacity="100%" style:font-name="Google Sans" fo:font-size="12pt" fo:letter-spacing="normal" fo:font-style="normal" style:text-underline-style="solid" style:text-underline-width="auto" style:text-underline-color="font-color" fo:font-weight="bold" style:font-size-asian="10pt" style:font-size-complex="10pt"/>
    </style:style>
    <style:style style:name="T27" style:family="text">
      <style:text-properties fo:font-variant="normal" fo:text-transform="none" fo:color="#000000" loext:opacity="100%" style:font-name="Google Sans" fo:font-size="12pt" fo:letter-spacing="normal" fo:font-style="normal" style:text-underline-style="solid" style:text-underline-width="auto" style:text-underline-color="font-color" fo:font-weight="bold" officeooo:rsid="0021367b" style:font-size-asian="10pt" style:font-size-complex="10pt"/>
    </style:style>
    <style:style style:name="T28" style:family="text">
      <style:text-properties style:text-underline-style="none" officeooo:rsid="0017ac12"/>
    </style:style>
    <style:style style:name="T29" style:family="text">
      <style:text-properties fo:background-color="#ffffff" loext:char-shading-value="0"/>
    </style:style>
    <style:style style:name="T30" style:family="text">
      <style:text-properties fo:background-color="#ffffff" loext:char-shading-value="0"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size="10pt" style:text-underline-style="solid" style:text-underline-width="auto" style:text-underline-color="font-color"/>
    </style:style>
    <style:style style:name="T33" style:family="text">
      <style:text-properties fo:font-size="10pt" style:text-underline-style="solid" style:text-underline-width="auto" style:text-underline-color="font-color" officeooo:rsid="0011f6a9"/>
    </style:style>
    <style:style style:name="T34" style:family="text">
      <style:text-properties officeooo:rsid="0017ac12"/>
    </style:style>
    <style:style style:name="T35" style:family="text">
      <style:text-properties fo:color="#2a6099" loext:opacity="100%"/>
    </style:style>
    <style:style style:name="T36" style:family="text">
      <style:text-properties fo:color="#158466" loext:opacity="100%"/>
    </style:style>
    <style:style style:name="T37" style:family="text">
      <style:text-properties fo:color="#bf0041" loext:opacity="100%"/>
    </style:style>
    <style:style style:name="T38" style:family="text">
      <style:text-properties officeooo:rsid="001b0b06"/>
    </style:style>
    <style:style style:name="T39" style:family="text">
      <style:text-properties officeooo:rsid="001cd4fd"/>
    </style:style>
    <style:style style:name="T40" style:family="text">
      <style:text-properties officeooo:rsid="0014630e"/>
    </style:style>
    <style:style style:name="T41" style:family="text">
      <style:text-properties style:font-name="DejaVu Sans" fo:font-size="10pt" style:font-size-asian="10pt" style:font-size-complex="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0.635cm" svg:y="0.635cm" svg:width="1.27cm" draw:z-index="0">
        <draw:text-box fo:min-height="1.27cm">
          <text:p text:style-name="Text_20_body"/>
        </draw:text-box>
      </draw:frame>
      <draw:frame draw:style-name="fr1" draw:name="Cadre4" text:anchor-type="page" text:anchor-page-number="1" svg:x="0.635cm" svg:y="0.635cm" svg:width="1.27cm" draw:z-index="1">
        <draw:text-box fo:min-height="1.27cm">
          <text:p text:style-name="Text_20_body"/>
        </draw:text-box>
      </draw:frame>
      <draw:frame draw:style-name="fr1" draw:name="Cadre6" text:anchor-type="page" text:anchor-page-number="1" svg:x="0.635cm" svg:y="0.635cm" svg:width="1.27cm" draw:z-index="2">
        <draw:text-box fo:min-height="1.27cm">
          <text:p text:style-name="Text_20_body"/>
        </draw:text-box>
      </draw:frame>
      <text:p text:style-name="P10"><text:s text:c="3"/>Brief FAO <text:s text:c="2"/></text:p>
      <text:p text:style-name="P6"><text:bookmark text:name="docs-internal-guid-f7277234-7fff-5dde-cbfb-0ca7aaedded4"/><text:span text:style-name="T7">Etape 4 :</text:span><text:span text:style-name="T9"> Synthèse et Présentation du Projet</text:span></text:p>
      <text:p text:style-name="P8"/>
      <text:p text:style-name="P5"><text:bookmark text:name="docs-internal-guid-3edfa7da-7fff-1ac2-32e2-ef865ae77646"/><text:span text:style-name="T6">S</text:span><text:span text:style-name="T8">ujet</text:span></text:p>
      <text:p text:style-name="P11"/>
      <text:p text:style-name="P16"><text:bookmark text:name="docs-internal-guid-02b07cfa-7fff-c90b-a743-0741774ec62c"/>La faim dans le monde / megatrends (tendance à très long terme)</text:p>
      <text:p text:style-name="P15"><text:span text:style-name="T31">Titre donné : </text:span>« <text:span text:style-name="T33">C</text:span><text:span text:style-name="T32">omment gérer une meilleure répartition des ressources pour pallier à malnutrition dans le monde »</text:span></text:p>
      <text:list xml:id="list35480280" text:style-name="L1">
        <text:list-item>
          <text:list>
            <text:list-item>
              <text:p text:style-name="P30"><text:span text:style-name="T30">Répartition des ressources :</text:span><text:span text:style-name="T29"> Est-ce qu’on produit pas assez ou on répartit mal ?</text:span></text:p>
            </text:list-item>
            <text:list-item>
              <text:p text:style-name="P31">Quelle est l’évolution de la faim dans le monde ? (nombre de personnes en sous-nutrition ?)</text:p>
            </text:list-item>
            <text:list-item>
              <text:p text:style-name="P31">Comment évolue la production et la consommation de nourriture mondiale ? possible de faire un lien avec les progrès techniques agricoles : engrès etc.</text:p>
            </text:list-item>
          </text:list>
        </text:list-item>
      </text:list>
      <text:p text:style-name="P12"/>
      <text:p text:style-name="P13"/>
      <text:p text:style-name="P4"><text:bookmark text:name="docs-internal-guid-70b2ae57-7fff-8545-1cdc-5f00da2dc059"/><text:span text:style-name="T1">Les questions ci-dessus vous ont permis de mieux comprendre le jeu de données, désormais vous devez prendre du recul et présenter le résultat de votre analyse. Votre présentation s’adresse à une </text:span><text:span text:style-name="T2">audience non-technique</text:span><text:span text:style-name="T1">. </text:span></text:p>
      <text:p text:style-name="P18"/>
      <text:p text:style-name="P9">Contexte </text:p>
      <text:p text:style-name="P7">La FAO organise un meeting et votre équipe dispose de 30 minutes pour effectuer une présentation sur une problématique définie au préalable avec votre responsable. L’audience est composée d’observateurs du monde entier.</text:p>
      <text:p text:style-name="P18"><text:line-break/><text:bookmark text:name="docs-internal-guid-1bcfdd2c-7fff-3b49-69c0-ce64c9effdc5"/><text:span text:style-name="T10">Structure de la Présentation</text:span></text:p>
      <text:p text:style-name="P1"><text:span text:style-name="T2">Introduction</text:span><text:span text:style-name="T11"> </text:span><text:span text:style-name="T1">: Présenter la problématique choisie et expliquer pourquoi elle est importante.</text:span></text:p>
      <text:p text:style-name="P1"><text:span text:style-name="T2">Contexte</text:span><text:span text:style-name="T11"> </text:span><text:span text:style-name="T1">: Donner un aperçu général des données et de leur source (FAO) sans entrer dans les détails techniques.</text:span></text:p>
      <text:p text:style-name="P1"><text:span text:style-name="T2">Principaux Résultats</text:span><text:span text:style-name="T11"> </text:span><text:span text:style-name="T1">: Mettre en avant les découvertes les plus importantes de l'analyse des données, en lien avec la problématique.</text:span></text:p>
      <text:p text:style-name="P1"><text:span text:style-name="T2">Implications</text:span><text:span text:style-name="T11"> </text:span><text:span text:style-name="T1">: Discuter de ce que ces résultats signifient pour la problématique choisie. Par exemple, comment les résultats influencent la compréhension de la sécurité alimentaire.</text:span></text:p>
      <text:p text:style-name="P1"><text:span text:style-name="T2">Conclusions et Recommandations </text:span><text:span text:style-name="T1">: Conclure avec une synthèse des points clés et proposer des recommandations ou des pistes d'action.</text:span></text:p>
      <text:p text:style-name="P18"/>
      <text:p text:style-name="P14">Conseils pour Rendre la Présentation Engageante</text:p>
      <text:p text:style-name="P1"><text:span text:style-name="T2">Visuels Impactants</text:span><text:span text:style-name="T11"> </text:span><text:span text:style-name="T1">: Utiliser des graphiques et des infographies pour rendre les données visuellement attrayantes.</text:span></text:p>
      <text:p text:style-name="P1"><text:span text:style-name="T2">Interactivité</text:span><text:span text:style-name="T11"> </text:span><text:span text:style-name="T1">: Encourager les questions et la participation du public pour créer une expérience plus dynamique.</text:span></text:p>
      <text:p text:style-name="P1"><text:span text:style-name="T2">Émotions</text:span><text:span text:style-name="T11"> </text:span><text:span text:style-name="T1">: Tisser des éléments émotionnels (par exemple, en montrant comment les résultats affectent les personnes dans la vie réelle) pour créer une connexion avec l'audience.</text:span></text:p>
      <text:p text:style-name="P2"><text:line-break/></text:p>
      <text:p text:style-name="P18"/>
      <text:p text:style-name="P18"/>
      <text:p text:style-name="P18"/>
      <text:p text:style-name="P21"><text:soft-page-break/><text:span text:style-name="T35">Hamza</text:span> – <text:span text:style-name="T37">Cécile</text:span> – <text:span text:style-name="T36">Christian</text:span></text:p>
      <text:p text:style-name="P3"/>
      <text:p text:style-name="P3">Les diapos :</text:p>
      <text:p text:style-name="P20"/>
      <text:list xml:id="list1166112413" text:style-name="L2">
        <text:list-item>
          <text:p text:style-name="P37">Page de présentation</text:p>
          <text:p text:style-name="P37"/>
        </text:list-item>
        <text:list-item>
          <text:p text:style-name="P37">Présentation équipe et rôle jouer par chacun (<text:span text:style-name="T34">en 1 page</text:span>)</text:p>
          <text:p text:style-name="P39">(chacun son tour : il faudra être bref)</text:p>
          <text:p text:style-name="P39"/>
        </text:list-item>
        <text:list-item>
          <text:p text:style-name="P40">chapitre 1 : répartition des ressources dans le monde</text:p>
          <text:p text:style-name="P40">- préambule</text:p>
          <text:p text:style-name="P40">- présentation des chiffres, données voir graphiques</text:p>
          <text:p text:style-name="P40"/>
        </text:list-item>
        <text:list-item>
          <text:p text:style-name="P40">chapitre 2 : évolution de la faim dans le monde</text:p>
          <text:p text:style-name="P40">- préambule</text:p>
          <text:p text:style-name="P40">- présentation des chiffres, données voir graphiques</text:p>
          <text:p text:style-name="P32">- Préambule de ce sujet joint à la fin pour passer au sujet suivant avec la question « Pourquoi cette évolution de la faim? » <text:s/></text:p>
          <text:p text:style-name="P32"/>
        </text:list-item>
        <text:list-item>
          <text:p text:style-name="P41"><text:span text:style-name="T34">chapitre 3</text:span><text:span text:style-name="T28"> </text:span><text:span text:style-name="T34">: </text:span><text:span text:style-name="T3">évolu</text:span><text:span text:style-name="T4">tion</text:span><text:span text:style-name="T3"> la production et la consommation de nourriture mondiale</text:span></text:p>
          <text:p text:style-name="P41"><text:span text:style-name="T3">- </text:span><text:span text:style-name="T5">préambule</text:span></text:p>
          <text:p text:style-name="P33">- données comparative sur l’évolution de la prod. et de la conso.</text:p>
          <text:p text:style-name="P34"/>
        </text:list-item>
        <text:list-item>
          <text:p text:style-name="P41"><text:span text:style-name="T4">chapitre 4 : </text:span><text:bookmark text:name="docs-internal-guid-a6b36c97-7fff-93d2-09bc-14610382e261"/><text:span text:style-name="T3">progrès techniques agricoles : engrès etc.</text:span><text:span text:style-name="T4">, progrès technologique aussi (IA? Par exemple)</text:span></text:p>
          <text:p text:style-name="P32">- </text:p>
        </text:list-item>
      </text:list>
      <text:p text:style-name="P20"/>
      <text:p text:style-name="P20"/>
      <text:p text:style-name="P20"/>
      <text:list xml:id="list124616842573681" text:continue-numbering="true" text:style-name="L2">
        <text:list-item>
          <text:p text:style-name="P37">Fin : </text:p>
        </text:list-item>
      </text:list>
      <text:p text:style-name="P20">- outils utilisés</text:p>
      <text:p text:style-name="P20">- remerciements</text:p>
      <text:p text:style-name="P20"/>
      <text:p text:style-name="P20"/>
      <text:p text:style-name="P20"/>
      <text:p text:style-name="P20"/>
      <text:p text:style-name="P29"><text:soft-page-break/>-- <text:span text:style-name="T38">INTRO</text:span></text:p>
      <text:p text:style-name="P51">La problématique que nous abordons aujourd'hui est cruciale et impacte des millions de vies à travers le globe : la faim dans le monde. </text:p>
      <text:p text:style-name="P52">Pour mieux comprendre cette réalité complexe, nous nous sommes appuyés sur des données provenant de l'Organisation des Nations Unies pour l'alimentation et l'agriculture.</text:p>
      <text:p text:style-name="P49">Comprendre ces tendances à long terme est crucial dans la lutte contre la faim mondiale. </text:p>
      <text:p text:style-name="P53"><text:span text:style-name="T41">permet non seulement de mieux appréhender les défis actuels mais aussi de jeter les bases d'initiatives et de politiques qui pourraient avoir un impact significatif dans le futur.</text:span></text:p>
      <text:p text:style-name="P29"/>
      <text:p text:style-name="P29"/>
      <text:p text:style-name="P29">-- <text:span text:style-name="T38">CONTEXTE</text:span></text:p>
      <text:h text:style-name="P22" text:outline-level="4">Aperçu Général des Données</text:h>
      <text:p text:style-name="P25"/>
      <text:h text:style-name="P23" text:outline-level="4">Source des Données : FAO</text:h>
      <text:p text:style-name="P24">La FAO est une institution de renom qui collecte et compile des données liées à l'alimentation, à l'agriculture, et à la nutrition à l'échelle mondiale. </text:p>
      <text:h text:style-name="P23" text:outline-level="4">Objectif de l'Analyse</text:h>
      <text:p text:style-name="P25">Notre analyse repose sur des données recueillies par la FAO au cours des années 201<text:span text:style-name="T38">0</text:span> et 2019. </text:p>
      <text:p text:style-name="P25">Ces données englobent une variété d'aspects, tels que la disponibilité alimentaire, la démographie, et la nutrition. </text:p>
      <text:p text:style-name="P47"><text:span text:style-name="T41">L'objectif est de mettre en lumière des tendances à long terme qui influencent la dynamique de la faim dans le monde.</text:span></text:p>
      <text:p text:style-name="P20"/>
      <text:p text:style-name="P20"/>
      <text:p text:style-name="P28"><text:span text:style-name="T40">-- </text:span><text:span text:style-name="T39">RÉSULTAT</text:span></text:p>
      <text:p text:style-name="P19"><text:span text:style-name="T14"><text:line-break/></text:span><text:span text:style-name="T22">Entre </text:span><text:span text:style-name="T21">2010</text:span><text:span text:style-name="T22"> et 2018, l'agriculture mondiale a connu de nombreux progrès techniques</text:span></text:p>
      <text:list xml:id="list394601684" text:style-name="L3">
        <text:list-item>
          <text:p text:style-name="P42"><text:span text:style-name="Strong_20_Emphasis"><text:span text:style-name="T16"><text:s/>La biotechnologie<text:line-break/></text:span></text:span><text:span text:style-name="T20">développement de nouvelles variétés de cultures plus productives et résistantes aux maladies et aux parasites.</text:span></text:p>
        </text:list-item>
        <text:list-item>
          <text:p text:style-name="P43"><text:span text:style-name="Strong_20_Emphasis"><text:span text:style-name="T16"><text:s/>Les technologies</text:span></text:span><text:span text:style-name="Strong_20_Emphasis"><text:span text:style-name="T20"> </text:span></text:span><text:span text:style-name="Strong_20_Emphasis"><text:span text:style-name="T16">de l'information et de la communication (TIC)<text:line-break/></text:span></text:span><text:span text:style-name="T20">automatisation de nombreuses tâches agricoles, l'amélioration de la gestion des exploitations et la diffusion des connaissances.</text:span></text:p>
        </text:list-item>
        <text:list-item>
          <text:p text:style-name="P43"><text:span text:style-name="Strong_20_Emphasis"><text:span text:style-name="T16"><text:s/>Les techniques de précision<text:line-break/></text:span></text:span><text:span text:style-name="T20">adapter les pratiques agricoles aux conditions locales, en optimisant l'utilisation des intrants et des ressources naturelles.</text:span></text:p>
        </text:list-item>
      </text:list>
      <text:p text:style-name="P17">Ces progrès ont permis de répondre à l'augmentation de la demande alimentaire mondiale, tout en réduisant l'impact de l'agriculture sur l'environnement.</text:p>
      <text:p text:style-name="P36"><text:soft-page-break/>Voici quelques exemples concrets de ces progrès :</text:p>
      <text:list xml:id="list3277227716" text:style-name="L4">
        <text:list-item>
          <text:p text:style-name="P44"><text:span text:style-name="Strong_20_Emphasis"><text:span text:style-name="T16">En Chine, la production de riz a été multipliée par deux entre 1998 et 2018, grâce à l'introduction de nouvelles variétés de riz plus productives et résistantes à la sécheresse.</text:span></text:span></text:p>
        </text:list-item>
        <text:list-item>
          <text:p text:style-name="P45"><text:span text:style-name="Strong_20_Emphasis"><text:span text:style-name="T16">Aux États-Unis, l'utilisation de drones pour la pulvérisation des pesticides a permis de réduire de 20 % la quantité de pesticides utilisée.</text:span></text:span></text:p>
        </text:list-item>
        <text:list-item>
          <text:p text:style-name="P45"><text:span text:style-name="Strong_20_Emphasis"><text:span text:style-name="T16">En Afrique, l'utilisation de systèmes d'irrigation par goutte-à-goutte a permis d'augmenter les rendements agricoles de 30 % à 50 %.</text:span></text:span></text:p>
        </text:list-item>
      </text:list>
      <text:p text:style-name="P26"><text:span text:style-name="T21">I</text:span><text:span text:style-name="T20">l est important de noter que ces progrès ne sont pas répartis équitablement dans le monde.<text:line-break/><text:line-break/>Les pays développés ont été les premiers à bénéficier de ces technologies, tandis que les pays en développement accusent un retard<text:line-break/><text:line-break/>De plus, certains de ces progrès peuvent avoir des effets négatifs sur l'environnement, notamment l'utilisation de pesticides et d'engrais chimiques. <text:line-break/><text:line-break/>Il est donc important de mettre en place des mesures pour limiter ces impacts.<text:line-break/><text:line-break/>Malgré ces limites, les progrès techniques dans l'agriculture sont essentiels pour répondre aux défis alimentaires et environnementaux du </text:span><text:span text:style-name="T21">21</text:span><text:span text:style-name="T20">e siècle.</text:span></text:p>
      <text:p text:style-name="P27"><text:span text:style-name="Strong_20_Emphasis"><text:span text:style-name="T26">- </text:span></text:span><text:span text:style-name="Strong_20_Emphasis"><text:span text:style-name="T27">autres contexte → famine :</text:span></text:span><text:span text:style-name="Strong_20_Emphasis"><text:span text:style-name="T12"><text:line-break/></text:span></text:span><text:span text:style-name="Strong_20_Emphasis"><text:span text:style-name="T15">En plus des progrès technologiques, d'autres contextes peuvent influencer la famine dans les différents pays.</text:span></text:span></text:p>
      <text:list xml:id="list3879424173" text:style-name="L5">
        <text:list-header>
          <text:p text:style-name="P46"><text:span text:style-name="Strong_20_Emphasis"><text:span text:style-name="T16">- La météo</text:span></text:span><text:span text:style-name="T16"> </text:span><text:span text:style-name="T17">et le climat <text:line-break/>- le réchauffement climatiques et l</text:span><text:span text:style-name="Strong_20_Emphasis"><text:span text:style-name="T16">es catastrophes naturelles <text:line-break/>- Les conflits et les guerres</text:span></text:span><text:span text:style-name="T16"> <text:line-break/>- </text:span><text:span text:style-name="T18">etc<text:line-break/><text:line-break/></text:span><text:span text:style-name="T19">Ces contextes peuvent interagir entre eux et aggraver les effets de la famine. <text:line-break/><text:line-break/>Par exemple, une sécheresse peut entraîner une pénurie alimentaire, qui peut à son tour conduire à des conflits et à des déplacements de population. <text:line-break/><text:line-break/>Ces facteurs peuvent ensuite contribuer à une situation de famine.<text:line-break/><text:line-break/>Il est important de comprendre les différents contextes qui peuvent influencer la famine afin de développer des stratégies efficaces pour y faire face.</text:span></text:p>
        </text:list-header>
      </text:list>
      <text:p text:style-name="P35"/>
      <text:p text:style-name="P29">-- <text:span text:style-name="T39">IMPLICATION</text:span></text:p>
      <text:p text:style-name="P29"/>
      <text:p text:style-name="P29"><text:soft-page-break/>--<text:span text:style-name="T39">CONCLUSION</text:span></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ejaVu Sans" svg:font-family="'DejaVu Sans'" style:font-family-generic="swiss"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42:31.755765295</meta:creation-date>
    <dc:date>2023-11-20T12:46:14.706940731</dc:date>
    <meta:editing-duration>PT1H26M29S</meta:editing-duration>
    <meta:editing-cycles>4</meta:editing-cycles>
    <meta:generator>LibreOffice/7.3.7.2$Linux_X86_64 LibreOffice_project/30$Build-2</meta:generator>
    <meta:document-statistic meta:table-count="0" meta:image-count="0" meta:object-count="0" meta:page-count="5" meta:paragraph-count="70" meta:word-count="1049" meta:character-count="6673" meta:non-whitespace-character-count="5672"/>
  </office:meta>
</office:document-meta>
</file>